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1" office:value-type="string">
            <text:p>Zemědělství, lesnictví, rybářství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8793">
            <text:p>8793</text:p>
          </table:table-cell>
          <table:table-cell office:value-type="string">
            <text:p>A</text:p>
          </table:table-cell>
          <table:table-cell table:formula="of:=([.D2]+[.D3]+[.D4]+[.D5])/4" office:value-type="float" office:value="10167">
            <text:p>10167</text:p>
          </table:table-cell>
          <table:table-cell/>
          <table:table-cell office:value-type="float" office:value="2000">
            <text:p>2000</text:p>
          </table:table-cell>
          <table:table-cell office:value-type="float" office:value="10167">
            <text:p>10167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9942">
            <text:p>9942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01">
            <text:p>2001</text:p>
          </table:table-cell>
          <table:table-cell office:value-type="float" office:value="11120.5">
            <text:p>11120,5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0601">
            <text:p>10601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02">
            <text:p>2002</text:p>
          </table:table-cell>
          <table:table-cell office:value-type="float" office:value="11427.25">
            <text:p>11427,25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11332">
            <text:p>11332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03">
            <text:p>2003</text:p>
          </table:table-cell>
          <table:table-cell office:value-type="float" office:value="11779.75">
            <text:p>11779,75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9639">
            <text:p>9639</text:p>
          </table:table-cell>
          <table:table-cell office:value-type="string">
            <text:p>A</text:p>
          </table:table-cell>
          <table:table-cell table:formula="of:=([.D6]+[.D7]+[.D8]+[.D9])/4" office:value-type="float" office:value="11120.5">
            <text:p>11120,5</text:p>
          </table:table-cell>
          <table:table-cell/>
          <table:table-cell office:value-type="float" office:value="2004">
            <text:p>2004</text:p>
          </table:table-cell>
          <table:table-cell office:value-type="float" office:value="12846">
            <text:p>12846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10813">
            <text:p>10813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float" office:value="13541">
            <text:p>13541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11521">
            <text:p>11521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06">
            <text:p>2006</text:p>
          </table:table-cell>
          <table:table-cell office:value-type="float" office:value="14421">
            <text:p>14421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12509">
            <text:p>12509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float" office:value="15761.25">
            <text:p>15761,25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10298">
            <text:p>10298</text:p>
          </table:table-cell>
          <table:table-cell office:value-type="string">
            <text:p>A</text:p>
          </table:table-cell>
          <table:table-cell table:formula="of:=([.D10]+[.D11]+[.D12]+[.D13])/4" office:value-type="float" office:value="11427.25">
            <text:p>11427,25</text:p>
          </table:table-cell>
          <table:table-cell/>
          <table:table-cell office:value-type="float" office:value="2008">
            <text:p>2008</text:p>
          </table:table-cell>
          <table:table-cell office:value-type="float" office:value="17292.5">
            <text:p>17292,5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11183">
            <text:p>11183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09">
            <text:p>2009</text:p>
          </table:table-cell>
          <table:table-cell office:value-type="float" office:value="17193">
            <text:p>17193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11933">
            <text:p>11933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10">
            <text:p>2010</text:p>
          </table:table-cell>
          <table:table-cell office:value-type="float" office:value="18019.5">
            <text:p>18019,5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12295">
            <text:p>12295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11">
            <text:p>2011</text:p>
          </table:table-cell>
          <table:table-cell office:value-type="float" office:value="18674">
            <text:p>18674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10463">
            <text:p>10463</text:p>
          </table:table-cell>
          <table:table-cell office:value-type="string">
            <text:p>A</text:p>
          </table:table-cell>
          <table:table-cell table:formula="of:=([.D14]+[.D15]+[.D16]+[.D17])/4" office:value-type="float" office:value="11779.75">
            <text:p>11779,75</text:p>
          </table:table-cell>
          <table:table-cell/>
          <table:table-cell office:value-type="float" office:value="2012">
            <text:p>2012</text:p>
          </table:table-cell>
          <table:table-cell office:value-type="float" office:value="19537">
            <text:p>19537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11623">
            <text:p>11623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float" office:value="20207">
            <text:p>20207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12248">
            <text:p>12248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float" office:value="20952">
            <text:p>20952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12785">
            <text:p>12785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float" office:value="21232.25">
            <text:p>21232,25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11237">
            <text:p>11237</text:p>
          </table:table-cell>
          <table:table-cell office:value-type="string">
            <text:p>A</text:p>
          </table:table-cell>
          <table:table-cell table:formula="of:=([.D18]+[.D19]+[.D20]+[.D21])/4" office:value-type="float" office:value="12846">
            <text:p>12846</text:p>
          </table:table-cell>
          <table:table-cell/>
          <table:table-cell office:value-type="float" office:value="2016">
            <text:p>2016</text:p>
          </table:table-cell>
          <table:table-cell office:value-type="float" office:value="22240">
            <text:p>22240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12327">
            <text:p>12327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float" office:value="23531.25">
            <text:p>23531,25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13430">
            <text:p>13430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float" office:value="25115.25">
            <text:p>25115,25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14390">
            <text:p>14390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float" office:value="27203.75">
            <text:p>27203,75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11809">
            <text:p>11809</text:p>
          </table:table-cell>
          <table:table-cell office:value-type="string">
            <text:p>A</text:p>
          </table:table-cell>
          <table:table-cell table:formula="of:=([.D22]+[.D23]+[.D24]+[.D25])/4" office:value-type="float" office:value="13541">
            <text:p>13541</text:p>
          </table:table-cell>
          <table:table-cell/>
          <table:table-cell office:value-type="float" office:value="2020">
            <text:p>2020</text:p>
          </table:table-cell>
          <table:table-cell office:value-type="float" office:value="28215">
            <text:p>28215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13154">
            <text:p>13154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14088">
            <text:p>14088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15113">
            <text:p>15113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12543">
            <text:p>12543</text:p>
          </table:table-cell>
          <table:table-cell office:value-type="string">
            <text:p>A</text:p>
          </table:table-cell>
          <table:table-cell table:formula="of:=([.D26]+[.D27]+[.D28]+[.D29])/4" office:value-type="float" office:value="14421">
            <text:p>144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14045">
            <text:p>14045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14921">
            <text:p>14921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16175">
            <text:p>16175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13816">
            <text:p>13816</text:p>
          </table:table-cell>
          <table:table-cell office:value-type="string">
            <text:p>A</text:p>
          </table:table-cell>
          <table:table-cell table:formula="of:=([.D30]+[.D31]+[.D32]+[.D33])/4" office:value-type="float" office:value="15761.25">
            <text:p>15761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15107">
            <text:p>15107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16090">
            <text:p>1609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18032">
            <text:p>18032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5659">
            <text:p>15659</text:p>
          </table:table-cell>
          <table:table-cell office:value-type="string">
            <text:p>A</text:p>
          </table:table-cell>
          <table:table-cell table:formula="of:=([.D34]+[.D35]+[.D36]+[.D37])/4" office:value-type="float" office:value="17292.5">
            <text:p>1729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6575">
            <text:p>16575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7782">
            <text:p>17782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154">
            <text:p>19154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15392">
            <text:p>15392</text:p>
          </table:table-cell>
          <table:table-cell office:value-type="string">
            <text:p>A</text:p>
          </table:table-cell>
          <table:table-cell table:formula="of:=([.D38]+[.D39]+[.D40]+[.D41])/4" office:value-type="float" office:value="17193">
            <text:p>17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16705">
            <text:p>16705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17954">
            <text:p>17954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8721">
            <text:p>18721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15926">
            <text:p>15926</text:p>
          </table:table-cell>
          <table:table-cell office:value-type="string">
            <text:p>A</text:p>
          </table:table-cell>
          <table:table-cell table:formula="of:=([.D42]+[.D43]+[.D44]+[.D45])/4" office:value-type="float" office:value="18019.5">
            <text:p>18019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17374">
            <text:p>17374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18638">
            <text:p>18638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20140">
            <text:p>2014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16542">
            <text:p>16542</text:p>
          </table:table-cell>
          <table:table-cell office:value-type="string">
            <text:p>A</text:p>
          </table:table-cell>
          <table:table-cell table:formula="of:=([.D46]+[.D47]+[.D48]+[.D49])/4" office:value-type="float" office:value="18674">
            <text:p>186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17769">
            <text:p>17769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19279">
            <text:p>19279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21106">
            <text:p>21106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7609">
            <text:p>17609</text:p>
          </table:table-cell>
          <table:table-cell office:value-type="string">
            <text:p>A</text:p>
          </table:table-cell>
          <table:table-cell table:formula="of:=([.D50]+[.D51]+[.D52]+[.D53])/4" office:value-type="float" office:value="19537">
            <text:p>19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18720">
            <text:p>1872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float" office:value="19791">
            <text:p>19791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22028">
            <text:p>22028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17762">
            <text:p>17762</text:p>
          </table:table-cell>
          <table:table-cell office:value-type="string">
            <text:p>A</text:p>
          </table:table-cell>
          <table:table-cell table:formula="of:=([.D54]+[.D55]+[.D56]+[.D57])/4" office:value-type="float" office:value="20207">
            <text:p>20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19452">
            <text:p>19452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float" office:value="20697">
            <text:p>20697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office:value-type="float" office:value="22917">
            <text:p>22917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18667">
            <text:p>18667</text:p>
          </table:table-cell>
          <table:table-cell office:value-type="string">
            <text:p>A</text:p>
          </table:table-cell>
          <table:table-cell table:formula="of:=([.D58]+[.D59]+[.D60]+[.D61])/4" office:value-type="float" office:value="20952">
            <text:p>20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office:value-type="float" office:value="20023">
            <text:p>20023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float" office:value="21300">
            <text:p>2130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3818">
            <text:p>23818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19006">
            <text:p>19006</text:p>
          </table:table-cell>
          <table:table-cell office:value-type="string">
            <text:p>A</text:p>
          </table:table-cell>
          <table:table-cell table:formula="of:=([.D62]+[.D63]+[.D64]+[.D65])/4" office:value-type="float" office:value="21232.25">
            <text:p>21232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office:value-type="float" office:value="20464">
            <text:p>20464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float" office:value="21735">
            <text:p>21735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float" office:value="23724">
            <text:p>23724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20014">
            <text:p>20014</text:p>
          </table:table-cell>
          <table:table-cell office:value-type="string">
            <text:p>A</text:p>
          </table:table-cell>
          <table:table-cell table:formula="of:=([.D66]+[.D67]+[.D68]+[.D69])/4" office:value-type="float" office:value="22240">
            <text:p>222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2">
            <text:p>2</text:p>
          </table:table-cell>
          <table:table-cell office:value-type="float" office:value="21365">
            <text:p>21365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3">
            <text:p>3</text:p>
          </table:table-cell>
          <table:table-cell office:value-type="float" office:value="22807">
            <text:p>22807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4">
            <text:p>4</text:p>
          </table:table-cell>
          <table:table-cell office:value-type="float" office:value="24774">
            <text:p>24774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20831">
            <text:p>20831</text:p>
          </table:table-cell>
          <table:table-cell office:value-type="string">
            <text:p>A</text:p>
          </table:table-cell>
          <table:table-cell table:formula="of:=([.D70]+[.D71]+[.D72]+[.D73])/4" office:value-type="float" office:value="23531.25">
            <text:p>23531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office:value-type="float" office:value="22870">
            <text:p>2287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23949">
            <text:p>23949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float" office:value="26475">
            <text:p>26475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22344">
            <text:p>22344</text:p>
          </table:table-cell>
          <table:table-cell office:value-type="string">
            <text:p>A</text:p>
          </table:table-cell>
          <table:table-cell table:formula="of:=([.D74]+[.D75]+[.D76]+[.D77])/4" office:value-type="float" office:value="25115.25">
            <text:p>25115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float" office:value="24579">
            <text:p>24579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25831">
            <text:p>25831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27707">
            <text:p>27707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24190">
            <text:p>24190</text:p>
          </table:table-cell>
          <table:table-cell office:value-type="string">
            <text:p>A</text:p>
          </table:table-cell>
          <table:table-cell table:formula="of:=([.D78]+[.D79]+[.D80]+[.D81])/4" office:value-type="float" office:value="27203.75">
            <text:p>27203,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2">
            <text:p>2</text:p>
          </table:table-cell>
          <table:table-cell office:value-type="float" office:value="26447">
            <text:p>26447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3">
            <text:p>3</text:p>
          </table:table-cell>
          <table:table-cell office:value-type="float" office:value="27911">
            <text:p>27911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4">
            <text:p>4</text:p>
          </table:table-cell>
          <table:table-cell office:value-type="float" office:value="30267">
            <text:p>30267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float" office:value="25442">
            <text:p>25442</text:p>
          </table:table-cell>
          <table:table-cell office:value-type="string">
            <text:p>A</text:p>
          </table:table-cell>
          <table:table-cell table:formula="of:=([.D82]+[.D83]+[.D84]+[.D85])/4" office:value-type="float" office:value="28215">
            <text:p>28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  <table:table-cell office:value-type="float" office:value="27193">
            <text:p>27193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3">
            <text:p>3</text:p>
          </table:table-cell>
          <table:table-cell office:value-type="float" office:value="29096">
            <text:p>29096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4">
            <text:p>4</text:p>
          </table:table-cell>
          <table:table-cell office:value-type="float" office:value="31129">
            <text:p>31129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  <table:table-cell office:value-type="float" office:value="25800">
            <text:p>2580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2">
            <text:p>2</text:p>
          </table:table-cell>
          <table:table-cell office:value-type="float" office:value="28460">
            <text:p>28460</text:p>
          </table:table-cell>
          <table:table-cell office:value-type="string">
            <text:p>A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4">24.09.2022</text:date>, <text:time>21:03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i Svoboda</meta:initial-creator>
    <meta:creation-date>2022-09-18T12:58:23.19</meta:creation-date>
    <dc:date>2022-09-24T21:03:53.66</dc:date>
    <dc:creator>Jiri Svoboda</dc:creator>
    <meta:editing-duration>PT22M56S</meta:editing-duration>
    <meta:editing-cycles>2</meta:editing-cycles>
    <meta:generator>OpenOffice/4.1.6$Win32 OpenOffice.org_project/416m1$Build-9790</meta:generator>
    <meta:document-statistic meta:table-count="3" meta:cell-count="408" meta:object-count="0"/>
  </office:meta>
</office:document-meta>
</file>